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7" style:family="paragraph" style:parent-style-name="Table_20_Contents">
      <style:paragraph-properties fo:text-align="start" style:justify-single-word="false"/>
      <style:text-properties officeooo:paragraph-rsid="001f2dee"/>
    </style:style>
    <style:style style:name="P8" style:family="paragraph" style:parent-style-name="Table_20_Contents">
      <style:paragraph-properties fo:text-align="start" style:justify-single-word="false"/>
      <style:text-properties officeooo:paragraph-rsid="001b51ac"/>
    </style:style>
    <style:style style:name="P9" style:family="paragraph" style:parent-style-name="Table_20_Contents">
      <style:paragraph-properties fo:text-align="start" style:justify-single-word="false"/>
      <style:text-properties officeooo:paragraph-rsid="0026f997"/>
    </style:style>
    <style:style style:name="P10" style:family="paragraph" style:parent-style-name="Table_20_Contents">
      <style:paragraph-properties fo:text-align="start" style:justify-single-word="false"/>
      <style:text-properties officeooo:paragraph-rsid="00225368"/>
    </style:style>
    <style:style style:name="P11" style:family="paragraph" style:parent-style-name="Table_20_Contents">
      <style:paragraph-properties fo:text-align="start" style:justify-single-word="false"/>
      <style:text-properties officeooo:paragraph-rsid="0027f497"/>
    </style:style>
    <style:style style:name="P12" style:family="paragraph" style:parent-style-name="Table_20_Contents">
      <style:paragraph-properties fo:text-align="start" style:justify-single-word="false"/>
      <style:text-properties officeooo:rsid="0026f997" officeooo:paragraph-rsid="0026f997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98087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c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d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f9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f4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26f997"/>
    </style:style>
    <style:style style:name="T17" style:family="text">
      <style:text-properties officeooo:rsid="0027f4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<text:span text:style-name="T5">Numéro : </text:span><text:span text:style-name="T6">cas B-I-</text:span><text:span text:style-name="T7">8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Nom :</text:span><text:span text:style-name="T14">Gérer les liens externes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3">Admin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5">Description succincte :</text:span><text:span text:style-name="T7"> </text:span><text:span text:style-name="T14">gestion des liens des partenaires externes (ajout, suppression, modification, vérification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3">Christine Zedday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ate :</text:span><text:span text:style-name="T12">1</text:span><text:span text:style-name="T11">3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3">admin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émarrage :</text:span><text:span text:style-name="T6">admin sélectionne g</text:span><text:span text:style-name="T14">érer les liens externes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9"><text:span text:style-name="T6">1. L’admin </text:span><text:span text:style-name="T8">sélectionne </text:span><text:span text:style-name="T6">g</text:span><text:span text:style-name="T14">érer les liens externes, par défaut mode ajouter</text:span></text:p>
                  <text:p text:style-name="P8"><text:span text:style-name="T8">2. Le système</text:span><text:span text:style-name="T7"> </text:span><text:span text:style-name="T11">a</text:span><text:span text:style-name="T14">ffiche le formulaire de création et la liste des liens dessous</text:span></text:p>
                  <text:p text:style-name="P8"><text:span text:style-name="T8">3. l’admin </text:span><text:span text:style-name="T9">r</text:span><text:span text:style-name="T14">emplit les champs requis</text:span></text:p>
                  <text:p text:style-name="P7"><text:span text:style-name="T9">4. L</text:span><text:span text:style-name="T14">’admin envoie le form</text:span></text:p>
                  <text:p text:style-name="P10"><text:span text:style-name="T11">5. Le système c</text:span><text:span text:style-name="T14">ontrôle les champs</text:span></text:p>
                  <text:p text:style-name="P12"><text:span text:style-name="T4">6. le système affiche un aperçu du lien</text:span></text:p>
                  <text:p text:style-name="P12"><text:span text:style-name="T4">7. L’admin valide</text:span></text:p>
                  <text:p text:style-name="P12"><text:span text:style-name="T4">8.Le lien est enregistré en base</text:span></text:p>
                </table:table-cell>
              </table:table-row>
              <table:table-row>
                <table:table-cell table:style-name="Tableau3.A2" office:value-type="string">
                  <text:p text:style-name="P1">Scénarios alternatifs :</text:p>
                  <text:p text:style-name="P10"><text:span text:style-name="T8">3</text:span><text:span text:style-name="T11">a. l’admin c</text:span><text:span text:style-name="T15">lique le picto modifier un lien → le système édite le form pour être modifié et re-soumis</text:span></text:p>
                  <text:p text:style-name="P11"><text:span text:style-name="T15">3b. </text:span><text:span text:style-name="T11">l’admin c</text:span><text:span text:style-name="T15">lique le picto supprimer un lien → le système demande confirmation et supprime dans la bdd le cas échéant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S</text:span><text:span text:style-name="T10">cénarios d’exception : </text:span><text:span text:style-name="T14">ajout/</text:span><text:span text:style-name="T10">suppression/modification a échoué dans la base de données → message d’erreur et ré-affichage 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Fin : </text:span><text:span text:style-name="T8">Le </text:span><text:span text:style-name="T14">lien fonctionnel apparaît dans le front</text:span></text:p>
                </table:table-cell>
              </table:table-row>
              <table:table-row>
                <table:table-cell table:style-name="Tableau3.A2" office:value-type="string">
                  <text:p text:style-name="P2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 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3T12:22:19.427000000</dc:date>
    <meta:editing-duration>PT1H19M18S</meta:editing-duration>
    <meta:editing-cycles>15</meta:editing-cycles>
    <meta:document-statistic meta:table-count="4" meta:image-count="0" meta:object-count="0" meta:page-count="1" meta:paragraph-count="29" meta:word-count="187" meta:character-count="1182" meta:non-whitespace-character-count="1022"/>
  </office:meta>
</office:document-meta>
</file>